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iriments for the Age 12 - 14</text:p>
      <text:p text:style-name="Standard"/>
      <text:p text:style-name="Standard">Nr 1) Mooncycle </text:p>
      <text:p text:style-name="Standard"><text:tab/>Idea: Understand what phases the moon has and on what position he has the be, relative to <text:tab/> <text:s text:c="8"/>earth and sun, in order to be in specific moon phases </text:p>
      <text:p text:style-name="Standard"><text:tab/>Experiment 1 (easiest): Place the moon, in order to create a sun eclipse</text:p>
      <text:p text:style-name="Standard"><text:tab/>Experiment 2 (middle): Place the moon, in order to create a moon eclipse</text:p>
      <text:p text:style-name="Standard"><text:tab/>Experiment 3 (hardest): Place the moon, in order to create a hlaf moon <text:s/>/ OR / Get a random Mooncylce picture, and place the moon on the correct position </text:p>
      <text:p text:style-name="Standard"/>
      <text:p text:style-name="Standard">Nr 2) Binary System </text:p>
      <text:p text:style-name="Standard"><text:tab/>Idea: Understand the concept of how to use the binary system </text:p>
      <text:p text:style-name="Standard"><text:tab/>2 Appriaches: <text:line-break/><text:tab/><text:tab/>Approach 1:</text:p>
      <text:p text:style-name="Standard"><text:tab/><text:tab/>Experiment 1: have 4 Lights and use them to display a binary number between 0 - 15<text:tab/><text:tab/>Experiment 2: have 5 Lights and use them to display a binary number between 0 - 15<text:tab/><text:tab/>Experiment 3: have 6 Lights and use them to display a binary number between 0 – 15</text:p>
      <text:p text:style-name="Standard"/>
      <text:p text:style-name="Standard"><text:tab/><text:tab/>Approach 2: </text:p>
      <text:p text:style-name="Standard"><text:tab/><text:tab/>Experiment 1: Display a specific number in the Decimal System</text:p>
      <text:p text:style-name="Standard"><text:tab/><text:tab/>Experiment 2: Display a specific number in the Binary System</text:p>
      <text:p text:style-name="Standard"><text:tab/><text:tab/>Experiment 3: Display a specific number in the HexaDecimal System</text:p>
      <text:p text:style-name="Standard"/>
      <text:p text:style-name="Standard">Nr 3) Frequencys</text:p>
      <text:p text:style-name="Standard"><text:tab/>Idea: understand how different freuquencies and amplitudes change a sound wave (similar to <text:tab/> <text:s text:c="8"/>chimera quest)</text:p>
      <text:p text:style-name="Standard"><text:tab/><text:tab/>Experiment 1: Change the frequency of a curve, in order to hit certain points with the <text:tab/><text:tab/><text:tab/><text:tab/> curve</text:p>
      <text:p text:style-name="Standard"><text:tab/><text:tab/>Experiment 2: Change the frequency and an offset of a curve, in order to hit certain <text:tab/><text:tab/><text:tab/><text:tab/> points with the curve</text:p>
      <text:p text:style-name="Standard"><text:tab/><text:tab/>Experiment 3: Change the frequency, an offset and the amplitude of a curve, in order <text:tab/><text:tab/><text:tab/><text:tab/> to hit certain points with the cur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21T12:13:05.89</meta:creation-date>
    <meta:document-statistic meta:table-count="0" meta:image-count="0" meta:object-count="0" meta:page-count="1" meta:paragraph-count="19" meta:word-count="272" meta:character-count="1544"/>
    <dc:date>2024-03-21T12:25:13.91</dc:date>
    <meta:editing-duration>PT12M9S</meta:editing-duration>
    <meta:editing-cycles>1</meta:editing-cycles>
    <meta:generator>OpenOffice/4.1.11$Win32 OpenOffice.org_project/4111m1$Build-9808</meta:generator>
  </office:meta>
</office:document-meta>
</file>